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style:font-name="apple-system" fo:font-size="10.5pt" fo:letter-spacing="normal" fo:font-style="normal" fo:font-weight="normal"/>
    </style:style>
    <style:style style:name="T2" style:family="text">
      <style:text-properties fo:font-variant="normal" fo:text-transform="none" style:font-name="apple-system" fo:font-size="10.5pt" fo:letter-spacing="normal" fo:font-style="normal" style:text-underline-style="solid" style:text-underline-width="auto" style:text-underline-color="font-color" fo:font-weight="normal" fo:background-color="#181a1b" loext:char-shading-value="0" loext:padding="0in" loext:border="none"/>
    </style:style>
    <style:style style:name="T3" style:family="text">
      <style:text-properties fo:font-variant="normal" fo:text-transform="none" fo:letter-spacing="normal"/>
    </style:style>
    <style:style style:name="T4" style:family="text">
      <style:text-properties fo:font-variant="normal" fo:text-transform="none" fo:color="#ffbf00" loext:opacity="100%" style:font-name="apple-system" fo:font-size="10.5pt" fo:letter-spacing="normal" fo:font-style="normal" fo:font-weight="normal"/>
    </style:style>
    <style:style style:name="T5" style:family="text">
      <style:text-properties fo:font-variant="normal" fo:text-transform="none" fo:color="#ffbf00" loext:opacity="100%" style:font-name="apple-system" fo:font-size="10.5pt" fo:letter-spacing="normal" fo:font-style="normal" style:text-underline-style="solid" style:text-underline-width="auto" style:text-underline-color="font-color" fo:font-weight="normal" fo:background-color="#181a1b" loext:char-shading-value="0" loext:padding="0in" loext:border="none"/>
    </style:style>
    <style:style style:name="T6" style:family="text">
      <style:text-properties fo:font-variant="normal" fo:text-transform="none" fo:color="#ffbf00" loext:opacity="100%" fo:letter-spacing="normal"/>
    </style:style>
    <style:style style:name="T7" style:family="text">
      <style:text-properties fo:color="#ffbf00"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Here is a simple table for deployment alternatives from Amazon Web Services (</text:span><text:a xlink:type="simple" xlink:href="https://www.linkedin.com/feed/hashtag/?keywords=aws&amp;highlightedUpdateUrns=urn%3Ali%3Aactivity%3A6966302804281802752" text:style-name="Internet_20_link" text:visited-style-name="Visited_20_Internet_20_Link"><text:span text:style-name="T5">#AWS</text:span></text:a><text:span text:style-name="T4">), </text:span><text:a xlink:type="simple" xlink:href="https://www.linkedin.com/feed/hashtag/?keywords=azure&amp;highlightedUpdateUrns=urn%3Ali%3Aactivity%3A6966302804281802752" text:style-name="Internet_20_link" text:visited-style-name="Visited_20_Internet_20_Link"><text:span text:style-name="T5">#Azure</text:span></text:a><text:span text:style-name="T6"> </text:span><text:span text:style-name="T4">- Microsoft's </text:span><text:a xlink:type="simple" xlink:href="https://www.linkedin.com/feed/hashtag/?keywords=cloudcomputing&amp;highlightedUpdateUrns=urn%3Ali%3Aactivity%3A6966302804281802752" text:style-name="Internet_20_link" text:visited-style-name="Visited_20_Internet_20_Link"><text:span text:style-name="T5">#CloudComputing</text:span></text:a><text:span text:style-name="T6"> </text:span><text:span text:style-name="T4">Platform, and </text:span><text:a xlink:type="simple" xlink:href="https://www.linkedin.com/feed/hashtag/?keywords=googlecloud&amp;highlightedUpdateUrns=urn%3Ali%3Aactivity%3A6966302804281802752" text:style-name="Internet_20_link" text:visited-style-name="Visited_20_Internet_20_Link"><text:span text:style-name="T5">#GoogleCloud</text:span></text:a><text:span text:style-name="T4">.</text:span><text:span text:style-name="T7"><text:line-break/><text:line-break/></text:span><text:span text:style-name="T4">1. Infrastructure as a Service (</text:span><text:a xlink:type="simple" xlink:href="https://www.linkedin.com/feed/hashtag/?keywords=iaas&amp;highlightedUpdateUrns=urn%3Ali%3Aactivity%3A6966302804281802752" text:style-name="Internet_20_link" text:visited-style-name="Visited_20_Internet_20_Link"><text:span text:style-name="T5">#IaaS</text:span></text:a><text:span text:style-name="T4">)</text:span><text:span text:style-name="T7"><text:line-break/></text:span><text:span text:style-name="T4">You got VMs, do as you please.</text:span><text:span text:style-name="T7"><text:line-break/><text:line-break/></text:span><text:span text:style-name="T4">- AWS: EC2</text:span><text:span text:style-name="T7"><text:line-break/></text:span><text:span text:style-name="T4">- Azure: Virtual Machines</text:span><text:span text:style-name="T7"><text:line-break/></text:span><text:span text:style-name="T4">- GCP: Compute Engine</text:span><text:span text:style-name="T7"><text:line-break/><text:line-break/></text:span><text:span text:style-name="T4">2. Container as a Service (</text:span><text:a xlink:type="simple" xlink:href="https://www.linkedin.com/feed/hashtag/?keywords=caas&amp;highlightedUpdateUrns=urn%3Ali%3Aactivity%3A6966302804281802752" text:style-name="Internet_20_link" text:visited-style-name="Visited_20_Internet_20_Link"><text:span text:style-name="T5">#CaaS</text:span></text:a><text:span text:style-name="T4">)</text:span><text:span text:style-name="T7"><text:line-break/></text:span><text:span text:style-name="T4">You can think of containers as lightweight VMs packaging app runtime. Configure a VM cluster to orchestrate containers (typically with Kubernetes).</text:span><text:span text:style-name="T7"><text:line-break/><text:line-break/></text:span><text:span text:style-name="T4">- AWS: Elastic Container Service (</text:span><text:a xlink:type="simple" xlink:href="https://www.linkedin.com/feed/hashtag/?keywords=ecs&amp;highlightedUpdateUrns=urn%3Ali%3Aactivity%3A6966302804281802752" text:style-name="Internet_20_link" text:visited-style-name="Visited_20_Internet_20_Link"><text:span text:style-name="T5">#ECS</text:span></text:a><text:span text:style-name="T4">) or Elastic Kubernetes Service (</text:span><text:a xlink:type="simple" xlink:href="https://www.linkedin.com/feed/hashtag/?keywords=eks&amp;highlightedUpdateUrns=urn%3Ali%3Aactivity%3A6966302804281802752" text:style-name="Internet_20_link" text:visited-style-name="Visited_20_Internet_20_Link"><text:span text:style-name="T5">#EKS</text:span></text:a><text:span text:style-name="T4">) with EC2</text:span><text:span text:style-name="T7"><text:line-break/></text:span><text:span text:style-name="T4">- Azure: Azure Kubernetes Service (</text:span><text:a xlink:type="simple" xlink:href="https://www.linkedin.com/feed/hashtag/?keywords=aks&amp;highlightedUpdateUrns=urn%3Ali%3Aactivity%3A6966302804281802752" text:style-name="Internet_20_link" text:visited-style-name="Visited_20_Internet_20_Link"><text:span text:style-name="T5">#AKS</text:span></text:a><text:span text:style-name="T4">)</text:span><text:span text:style-name="T7"><text:line-break/></text:span><text:span text:style-name="T4">- GCP: Kubernetes Engine</text:span><text:span text:style-name="T7"><text:line-break/><text:line-break/></text:span><text:span text:style-name="T4">3. Serverless CaaS</text:span><text:span text:style-name="T7"><text:line-break/></text:span><text:span text:style-name="T4">All benefits of containers but without the hassle of managing the Kubernetes cluster.</text:span><text:span text:style-name="T7"><text:line-break/><text:line-break/></text:span><text:span text:style-name="T4">- AWS: App Runner. ECS or EKS with </text:span><text:a xlink:type="simple" xlink:href="https://www.linkedin.com/feed/hashtag/?keywords=fargate&amp;highlightedUpdateUrns=urn%3Ali%3Aactivity%3A6966302804281802752" text:style-name="Internet_20_link" text:visited-style-name="Visited_20_Internet_20_Link"><text:span text:style-name="T5">#Fargate</text:span></text:a><text:span text:style-name="T7"><text:line-break/></text:span><text:span text:style-name="T4">- Azure: Container Apps</text:span><text:span text:style-name="T7"><text:line-break/></text:span><text:span text:style-name="T4">- GCP: Cloud Run</text:span><text:span text:style-name="T7"><text:line-break/><text:line-break/></text:span><text:span text:style-name="T4">4. Platform as a Service (</text:span><text:a xlink:type="simple" xlink:href="https://www.linkedin.com/feed/hashtag/?keywords=paas&amp;highlightedUpdateUrns=urn%3Ali%3Aactivity%3A6966302804281802752" text:style-name="Internet_20_link" text:visited-style-name="Visited_20_Internet_20_Link"><text:span text:style-name="T5">#PaaS</text:span></text:a><text:span text:style-name="T4">)</text:span><text:span text:style-name="T7"><text:line-break/></text:span><text:span text:style-name="T4">Canned app runtimes provided by cloud vendors along with auto-scale. I foresee </text:span><text:a xlink:type="simple" xlink:href="https://www.linkedin.com/feed/hashtag/?keywords=serverless&amp;highlightedUpdateUrns=urn%3Ali%3Aactivity%3A6966302804281802752" text:style-name="Internet_20_link" text:visited-style-name="Visited_20_Internet_20_Link"><text:span text:style-name="T5">#Serverless</text:span></text:a><text:span text:style-name="T6"> </text:span><text:span text:style-name="T4">CaaS overshadowing PaaS. I mean, why limit yourself to the runtime canned by vendors when you can pick your own with a container?</text:span><text:span text:style-name="T7"><text:line-break/><text:line-break/></text:span><text:span text:style-name="T4">- AWS: Elastic Beanstalk</text:span><text:span text:style-name="T7"><text:line-break/></text:span><text:span text:style-name="T4">- Azure: App Service</text:span><text:span text:style-name="T7"><text:line-break/></text:span><text:span text:style-name="T4">- GCP: App Engine</text:span><text:span text:style-name="T7"><text:line-break/><text:line-break/></text:span><text:span text:style-name="T4">5. Function as a Service (FaaS)</text:span><text:span text:style-name="T7"><text:line-break/></text:span><text:span text:style-name="T4">Design your application and services as event-driven, stateless, short-lived "nano" services.</text:span><text:span text:style-name="T7"><text:line-break/><text:line-break/></text:span><text:span text:style-name="T4">- AWS: </text:span><text:a xlink:type="simple" xlink:href="https://www.linkedin.com/feed/hashtag/?keywords=lambda&amp;highlightedUpdateUrns=urn%3Ali%3Aactivity%3A6966302804281802752" text:style-name="Internet_20_link" text:visited-style-name="Visited_20_Internet_20_Link"><text:span text:style-name="T5">#Lambda</text:span></text:a><text:span text:style-name="T7"><text:line-break/></text:span><text:span text:style-name="T4">- Azure: Function</text:span><text:span text:style-name="T7"><text:line-break/></text:span><text:span text:style-name="T4">- GCP: Cloud Function</text:span><text:span text:style-name="T7">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9T17:22:34.945000000</meta:creation-date>
    <dc:date>2022-08-19T17:23:26.359000000</dc:date>
    <meta:editing-duration>PT52S</meta:editing-duration>
    <meta:editing-cycles>1</meta:editing-cycles>
    <meta:document-statistic meta:table-count="0" meta:image-count="0" meta:object-count="0" meta:page-count="1" meta:paragraph-count="1" meta:word-count="208" meta:character-count="1311" meta:non-whitespace-character-count="1093"/>
    <meta:generator>LibreOffice/7.3.2.2$Windows_X86_64 LibreOffice_project/49f2b1bff42cfccbd8f788c8dc32c1c309559be0</meta:generator>
  </office:meta>
</office:document-meta>
</file>